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c</text:p>1.0c<text:p text:style-name="rststyle-textbody"><text:span text:style-name="rststyle-strong">Date: </text:span>Jan. 8, 2007</text:p>Jan. 8,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 text:style-name="rststyle-bulletlist">
            <text:list-item>
              <text:p text:style-name="rststyle-bulletitem"><text:a xlink:type="simple" xlink:href="#where-to-get-it">Where to get it</text:a></text:p>
            </text:list-item>
            <text:list-item>
              <text:p text:style-name="rststyle-bulletitem"><text:a xlink:type="simple" xlink:href="#requirements">Requirements</text:a></text:p>
            </text:list-item>
            <text:list-item>
              <text:p text:style-name="rststyle-bulletitem"><text:a xlink:type="simple" xlink:href="#installation">Installation</text:a></text:p>
            </text:list-item>
          </text:list>
        </text:list-item>
        <text:list-item>
          <text:p text:style-name="rststyle-bulletitem"><text:a xlink:type="simple" xlink:href="#how-to-use-it">How to Use It</text:a></text:p>
          <text:list text:style-name="rststyle-bulletlist">
            <text:list-item>
              <text:p text:style-name="rststyle-bulletitem"><text:a xlink:type="simple" xlink:href="#command-line-flags">Command line flags</text:a></text:p>
            </text:list-item>
          </text:list>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item>
          <text:p text:style-name="rststyle-bulletitem"><text:a xlink:type="simple" xlink:href="#hints-and-suggestions">Hints and Suggestions</text:a></text:p>
          <text:list text:style-name="rststyle-bulletlist">
            <text:list-item>
              <text:p text:style-name="rststyle-bulletitem"><text:a xlink:type="simple" xlink:href="#table-of-contents">Table of contents</text:a></text:p>
            </text:list-item>
            <text:list-item>
              <text:p text:style-name="rststyle-bulletitem"><text:a xlink:type="simple" xlink:href="#syntax-highlighting">Syntax highlighting</text:a></text:p>
              <text:list text:style-name="rststyle-bulletlist">
                <text:list-item>
                  <text:p text:style-name="rststyle-bulletitem"><text:a xlink:type="simple" xlink:href="#controlling-syntax-highlighting-within-a-document">Controlling syntax highlighting within a document</text:a></text:p>
                </text:list-item>
              </text:list>
            </text:list-item>
            <text:list-item>
              <text:p text:style-name="rststyle-bulletitem"><text:a xlink:type="simple" xlink:href="#the-container-directive">The container directive</text:a></text:p>
            </text:list-item>
            <text:list-item>
              <text:p text:style-name="rststyle-bulletitem"><text:a xlink:type="simple" xlink:href="#the-table-directive">The table directive</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ext:span text:style-name="rststyle-inlineliteral">odtwriter</text:span> is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text:s text:c="6"/>#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footer</text:span></text:p><text:p text:style-name="rststyle-blockindent">The style for footers.  The footer content originates from the
<text:span text:style-name="rststyle-inlineliteral">..footer::</text:span> directive and in response to the command line
flags for generator (<text:span text:style-name="rststyle-inlineliteral">--generator</text:span>), date/time generated
(<text:span text:style-name="rststyle-inlineliteral">--date</text:span> and <text:span text:style-name="rststyle-inlineliteral">--time</text:span>), and view source link
(<text:span text:style-name="rststyle-inlineliteral">--source-link</text:span> and <text:span text:style-name="rststyle-inlineliteral">--source-url=URL</text:span>).</text:p><text:p text:style-name="rststyle-textbody"><text:span text:style-name="rststyle-strong">rststyle-header</text:span></text:p><text:p text:style-name="rststyle-blockindent">The style for headers.  The header content originates from the
<text:span text:style-name="rststyle-inlineliteral">..header::</text:span> directive.</text:p><text:p text:style-name="rststyle-textbody"><text:span text:style-name="rststyle-strong">rststyle-horizontalline</text:span></text:p><text:p text:style-name="rststyle-blockindent">A horizontal line, e.g. used for transitions.</text:p><text:p text:style-name="rststyle-textbody"><text:span text:style-name="rststyle-strong">rststyle-table-title</text:span></text:p><text:p text:style-name="rststyle-blockindent">The style for titles of tables.  See section <text:a xlink:type="simple" xlink:href="#the-table-directive">The table
directive</text:a>.</text:p><text:p text:style-name="rststyle-textbody"><text:span text:style-name="rststyle-strong">rststyle-textbody</text:span></text:p><text:p text:style-name="rststyle-blockindent">Normal text.  The style for paragraphs.</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text:section text:style-name="Sect2" text:name="Section13"><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
      <text:section text:style-name="Sect1" text:name="Section14"><text:h text:outline-level="1" text:style-name="rststyle-heading1">5   Hints and Suggestions</text:h>5   <text:section text:style-name="Sect2" text:name="Section15"><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6"><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yntaxhighlight::</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7"><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yntaxhighlight newstat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yntaxhighlight:: on python</text:p><text:p xmlns:text="urn:oasis:names:tc:opendocument:xmlns:text:1.0" text:style-name="rststyle-codeblock">.. syntaxhighlight:: off</text:p><text:p xmlns:text="urn:oasis:names:tc:opendocument:xmlns:text:1.0" text:style-name="rststyle-codeblock">.. syntaxhighlight:: on</text:p><text:p xmlns:text="urn:oasis:names:tc:opendocument:xmlns:text:1.0" text:style-name="rststyle-codeblock">.. syntaxhighlight:: on java</text:p><text:p text:style-name="rststyle-textbody">The syntax highlighting state and language/lexer set by this
directive remain in effect until the next directive is encountered
in the reST document.</text:p><text:p text:style-name="rststyle-textbody">Note to Pythonistas, there is a separate lexer for examples of
code from the Python interactive prompt and console output or
doctests.  The alias for that lexer is "pycon".</text:p></text:section></text:section><text:section text:style-name="Sect2" text:name="Section18"><text:h text:outline-level="2" text:style-name="rststyle-heading2">5.3   The container directive</text:h>5.3   <text:p text:style-name="rststyle-textbody">There is limited support for the <text:span text:style-name="rststyle-inlineliteral">container</text:span> directive.  The
limitations are the following:</text:p><text:list text:style-name="rststyle-bulletlist"><text:list-item><text:p text:style-name="rststyle-bulletitem">Only the first class in the list of classes (arguments) is used
and</text:p></text:list-item><text:list-item><text:p text:style-name="rststyle-bulletitem">That class/style must be a paragraph style and not (for example) a
character style.</text:p></text:list-item></text:list><text:p text:style-name="rststyle-textbody">So, for example:</text:p><text:p xmlns:text="urn:oasis:names:tc:opendocument:xmlns:text:1.0" text:style-name="rststyle-codeblock">.. container:: style-1 style-2 style-3</text:p><text:p xmlns:text="urn:oasis:names:tc:opendocument:xmlns:text:1.0" text:style-name="rststyle-codeblock"/><text:p xmlns:text="urn:oasis:names:tc:opendocument:xmlns:text:1.0" text:style-name="rststyle-codeblock"><text:s text:c="4"/>a block of text</text:p><text:p text:style-name="rststyle-textbody">Only <text:span text:style-name="rststyle-inlineliteral">style-1</text:span> is used; <text:span text:style-name="rststyle-inlineliteral">style-2</text:span> and <text:span text:style-name="rststyle-inlineliteral">style-3</text:span> are ignored.
And, <text:span text:style-name="rststyle-inlineliteral">style-1</text:span> must be a paragraph style.</text:p><text:p text:style-name="rststyle-textbody">To define a paragraph style, use the following menu item:</text:p><text:p xmlns:text="urn:oasis:names:tc:opendocument:xmlns:text:1.0" text:style-name="rststyle-codeblock">Format --&gt; Styles and Formatting</text:p><text:p text:style-name="rststyle-textbody">Then, click on the Paragraph Styles button.</text:p></text:section><text:section text:style-name="Sect2" text:name="Section19"><text:h text:outline-level="2" text:style-name="rststyle-heading2">5.4   The table directive</text:h>5.4   <text:p text:style-name="rststyle-textbody">The <text:span text:style-name="rststyle-inlineliteral">table</text:span> directive can be used to add a title to a table.
Example:</text:p><text:p xmlns:text="urn:oasis:names:tc:opendocument:xmlns:text:1.0" text:style-name="rststyle-codeblock">.. table:: A little test table</text:p><text:p xmlns:text="urn:oasis:names:tc:opendocument:xmlns:text:1.0" text:style-name="rststyle-codeblock"/><text:p xmlns:text="urn:oasis:names:tc:opendocument:xmlns:text:1.0" text:style-name="rststyle-codeblock"><text:s text:c="4"/>=========== =============</text:p><text:p xmlns:text="urn:oasis:names:tc:opendocument:xmlns:text:1.0" text:style-name="rststyle-codeblock"><text:s text:c="4"/>Name <text:s text:c="7"/>Value</text:p><text:p xmlns:text="urn:oasis:names:tc:opendocument:xmlns:text:1.0" text:style-name="rststyle-codeblock"><text:s text:c="4"/>=========== =============</text:p><text:p xmlns:text="urn:oasis:names:tc:opendocument:xmlns:text:1.0" text:style-name="rststyle-codeblock"><text:s text:c="4"/>Dave <text:s text:c="7"/>Cute</text:p><text:p xmlns:text="urn:oasis:names:tc:opendocument:xmlns:text:1.0" text:style-name="rststyle-codeblock"><text:s text:c="4"/>Mona <text:s text:c="7"/>Smart</text:p><text:p xmlns:text="urn:oasis:names:tc:opendocument:xmlns:text:1.0" text:style-name="rststyle-codeblock"><text:s text:c="4"/>=========== =============</text:p><text:p text:style-name="rststyle-textbody">The above will insert the title "A little test table" at the top of the
table.  You can modify the appearance of the title by modifying the
paragraph style <text:span text:style-name="rststyle-inlineliteral">rststyle-table-title</text:span>.</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rststyle-codeblock" style:family="paragraph" style:parent-style-name="Preformatted_20_Text">
      <style:paragraph-properties fo:margin-left="0.499cm" fo:margin-right="0cm" fo:text-indent="0cm" style:auto-text-indent="false" fo:background-color="#94bd5e">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background-color="#00dcff"/>
    </style:style>
    <style:style style:name="rststyle-codeblock-string" style:family="text" style:parent-style-name="Teletype">
      <style:text-properties fo:background-color="#ffffff"/>
    </style:style>
    <style:style style:name="rststyle-codeblock-number" style:family="text" style:parent-style-name="Teletype">
      <style:text-properties fo:background-color="#0099ff"/>
    </style:style>
    <style:style style:name="rststyle-codeblock-comment" style:family="text" style:parent-style-name="Teletype">
      <style:text-properties fo:background-color="#ccffff"/>
    </style:style>
    <style:style style:name="rststyle-codeblock-classname" style:family="text" style:parent-style-name="Teletype">
      <style:text-properties fo:background-color="#ff3333"/>
    </style:style>
    <style:style style:name="rststyle-codeblock-functionname" style:family="text" style:parent-style-name="Teletype">
      <style:text-properties fo:background-color="#ff3333"/>
    </style:style>
    <style:style style:name="rststyle-codeblock-operator" style:family="text" style:parent-style-name="Teletype">
      <style:text-properties fo:background-color="#ffff66"/>
    </style:style>
    <style:style style:name="rststyle-codeblock-name" style:family="text" style:parent-style-name="Teletype">
      <style:text-properties fo:background-color="#ff333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Standard" style:page-layout-name="pm1">
      <style:footer>
        <text:p text:style-name="rststyle-footer">View document source.</text:p>
        <text:p text:style-name="rststyle-footer">Generated by Docutils from reStructuredText source.</text:p>
      </style:footer>
    </style:master-page>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1-15T11:20:58</meta:creation-date>
    <dc:creator>dkuhlman</dc:creator>
    <dc:date>2007-01-15T11:20:58</dc:date>
    <dc:language>en-US</dc:language>
    <meta:editing-cycles>1</meta:editing-cycles>
    <meta:editing-duration>PT00M01S</meta:editing-duration>
    <dc:title>Odtwriter for Docutils</dc:title>
  </office:meta>
</office:document-meta>
</file>